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0b91" officeooo:paragraph-rsid="00300b91"/>
    </style:style>
    <style:style style:name="P2" style:family="paragraph" style:parent-style-name="Text_20_body">
      <style:text-properties officeooo:rsid="000779ff" officeooo:paragraph-rsid="000779ff"/>
    </style:style>
    <style:style style:name="P3" style:family="paragraph" style:parent-style-name="Text_20_body">
      <style:paragraph-properties fo:text-align="start" style:justify-single-word="false"/>
      <style:text-properties officeooo:rsid="00087734" officeooo:paragraph-rsid="00087734"/>
    </style:style>
    <style:style style:name="P4" style:family="paragraph" style:parent-style-name="Title">
      <style:text-properties officeooo:rsid="000779ff" officeooo:paragraph-rsid="000779ff"/>
    </style:style>
    <style:style style:name="P5" style:family="paragraph" style:parent-style-name="Text_20_body" style:list-style-name="L1">
      <style:text-properties officeooo:paragraph-rsid="000f424f"/>
    </style:style>
    <style:style style:name="P6" style:family="paragraph" style:parent-style-name="Text_20_body" style:list-style-name="L1">
      <style:text-properties officeooo:paragraph-rsid="0021251c"/>
    </style:style>
    <style:style style:name="P7" style:family="paragraph" style:parent-style-name="Text_20_body" style:list-style-name="L1">
      <style:text-properties officeooo:rsid="002c3460" officeooo:paragraph-rsid="002c3460"/>
    </style:style>
    <style:style style:name="P8" style:family="paragraph" style:parent-style-name="Text_20_body" style:list-style-name="L1">
      <style:text-properties fo:font-weight="normal" officeooo:rsid="002ddbf8" officeooo:paragraph-rsid="002ddbf8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e3c0d" officeooo:paragraph-rsid="002e3c0d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20f669" officeooo:paragraph-rsid="0020f669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28a764" officeooo:paragraph-rsid="0028a764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29020a" officeooo:paragraph-rsid="0029020a" style:font-weight-asian="normal" style:font-weight-complex="normal"/>
    </style:style>
    <style:style style:name="P13" style:family="paragraph" style:parent-style-name="Text_20_body" style:list-style-name="L1">
      <style:text-properties officeooo:rsid="000779ff" officeooo:paragraph-rsid="000779ff"/>
    </style:style>
    <style:style style:name="P14" style:family="paragraph" style:parent-style-name="Text_20_body" style:list-style-name="L1">
      <style:text-properties officeooo:rsid="000df0ba" officeooo:paragraph-rsid="000df0ba"/>
    </style:style>
    <style:style style:name="P15" style:family="paragraph" style:parent-style-name="Text_20_body" style:list-style-name="L1">
      <style:text-properties officeooo:rsid="0025d09a" officeooo:paragraph-rsid="0025d09a"/>
    </style:style>
    <style:style style:name="P16" style:family="paragraph" style:parent-style-name="Text_20_body" style:list-style-name="L1">
      <style:text-properties officeooo:rsid="000f2333" officeooo:paragraph-rsid="0021251c"/>
    </style:style>
    <style:style style:name="P17" style:family="paragraph" style:parent-style-name="Text_20_body" style:list-style-name="L1">
      <style:text-properties officeooo:rsid="00269696" officeooo:paragraph-rsid="00269696"/>
    </style:style>
    <style:style style:name="P18" style:family="paragraph" style:parent-style-name="Text_20_body" style:list-style-name="L1">
      <style:text-properties officeooo:rsid="0012a6c9" officeooo:paragraph-rsid="0012a6c9"/>
    </style:style>
    <style:style style:name="P19" style:family="paragraph" style:parent-style-name="Text_20_body" style:list-style-name="L1">
      <style:text-properties officeooo:rsid="0021dcec" officeooo:paragraph-rsid="0021dcec"/>
    </style:style>
    <style:style style:name="P20" style:family="paragraph" style:parent-style-name="Text_20_body" style:list-style-name="L1">
      <style:text-properties officeooo:rsid="0023db44" officeooo:paragraph-rsid="0023db44"/>
    </style:style>
    <style:style style:name="P21" style:family="paragraph" style:parent-style-name="Text_20_body" style:list-style-name="L1">
      <style:text-properties officeooo:rsid="001477d4" officeooo:paragraph-rsid="001477d4"/>
    </style:style>
    <style:style style:name="P22" style:family="paragraph" style:parent-style-name="Text_20_body" style:list-style-name="L1">
      <style:text-properties officeooo:rsid="0026f537" officeooo:paragraph-rsid="0026f537"/>
    </style:style>
    <style:style style:name="P23" style:family="paragraph" style:parent-style-name="Text_20_body" style:list-style-name="L1">
      <style:text-properties officeooo:rsid="002b552c" officeooo:paragraph-rsid="002b552c"/>
    </style:style>
    <style:style style:name="P24" style:family="paragraph" style:parent-style-name="Text_20_body" style:list-style-name="L1">
      <style:text-properties officeooo:rsid="001962bc" officeooo:paragraph-rsid="0021251c"/>
    </style:style>
    <style:style style:name="P25" style:family="paragraph" style:parent-style-name="Text_20_body" style:list-style-name="L1">
      <style:text-properties fo:font-weight="bold" officeooo:rsid="001a4417" officeooo:paragraph-rsid="0021251c" style:font-weight-asian="bold" style:font-weight-complex="bold"/>
    </style:style>
    <style:style style:name="P26" style:family="paragraph" style:parent-style-name="Text_20_body" style:list-style-name="L1">
      <style:text-properties fo:font-weight="bold" officeooo:paragraph-rsid="0021251c" style:font-weight-asian="bold" style:font-weight-complex="bold"/>
    </style:style>
    <style:style style:name="P27" style:family="paragraph" style:parent-style-name="Text_20_body" style:list-style-name="L1">
      <style:text-properties officeooo:rsid="001bfde8" officeooo:paragraph-rsid="0021251c"/>
    </style:style>
    <style:style style:name="P28" style:family="paragraph" style:parent-style-name="Text_20_body" style:list-style-name="L1">
      <style:text-properties officeooo:rsid="001db370" officeooo:paragraph-rsid="0021251c"/>
    </style:style>
    <style:style style:name="P29" style:family="paragraph" style:parent-style-name="Text_20_body" style:list-style-name="L1">
      <style:text-properties officeooo:rsid="002a5fb7" officeooo:paragraph-rsid="002a5fb7"/>
    </style:style>
    <style:style style:name="P30" style:family="paragraph" style:parent-style-name="Text_20_body" style:list-style-name="L1">
      <style:text-properties officeooo:rsid="0028a764" officeooo:paragraph-rsid="0028a764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087734" officeooo:paragraph-rsid="00087734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087734" officeooo:paragraph-rsid="0030b5d8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099823" officeooo:paragraph-rsid="00099823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099823" officeooo:paragraph-rsid="0030b5d8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0bfe28" officeooo:paragraph-rsid="000bfe28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0bfe28" officeooo:paragraph-rsid="0030b5d8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officeooo:rsid="000b94ee"/>
    </style:style>
    <style:style style:name="T2" style:family="text">
      <style:text-properties officeooo:rsid="000f424f"/>
    </style:style>
    <style:style style:name="T3" style:family="text">
      <style:text-properties officeooo:rsid="0012a6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b370" style:font-weight-asian="bold" style:font-weight-complex="bold"/>
    </style:style>
    <style:style style:name="T6" style:family="text">
      <style:text-properties officeooo:rsid="0030b5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er Setup</text:p>
      <text:p text:style-name="P2"/>
      <text:list xml:id="list8590783599636385647" text:style-name="L1">
        <text:list-item>
          <text:p text:style-name="P7">Install <text:span text:style-name="T4">Mint Mate</text:span></text:p>
        </text:list-item>
        <text:list-item>
          <text:p text:style-name="P8">sudo apt update &amp;&amp; sudo apt upgrade -y</text:p>
        </text:list-item>
        <text:list-item>
          <text:p text:style-name="P9">System settings</text:p>
          <text:list>
            <text:list-item>
              <text:p text:style-name="P9">Startup apps</text:p>
              <text:list>
                <text:list-item>
                  <text:p text:style-name="P9">Firefox</text:p>
                </text:list-item>
              </text:list>
            </text:list-item>
            <text:list-item>
              <text:p text:style-name="P9">Login window</text:p>
              <text:list>
                <text:list-item>
                  <text:p text:style-name="P9">Don t show user name</text:p>
                </text:list-item>
              </text:list>
            </text:list-item>
            <text:list-item>
              <text:p text:style-name="P13">Set time</text:p>
            </text:list-item>
          </text:list>
        </text:list-item>
        <text:list-item>
          <text:p text:style-name="P13">Set IP address</text:p>
        </text:list-item>
        <text:list-item>
          <text:p text:style-name="P14">Install openssh-server</text:p>
          <text:list>
            <text:list-item>
              <text:p text:style-name="P15">setup ssh</text:p>
            </text:list-item>
          </text:list>
        </text:list-item>
        <text:list-item>
          <text:p text:style-name="P16">Setup firewall – gufw </text:p>
          <text:list>
            <text:list-item>
              <text:p text:style-name="P16"><text:a xlink:type="simple" xlink:href="https://www.maketecheasier.com/setting-up-a-home-network-with-linux-mint/" text:style-name="Internet_20_link" text:visited-style-name="Visited_20_Internet_20_Link">https://www.maketecheasier.com/setting-up-a-home-network-with-linux-mint/</text:a></text:p>
            </text:list-item>
            <text:list-item>
              <text:p text:style-name="P17">sudo ufw allow ssh</text:p>
            </text:list-item>
          </text:list>
        </text:list-item>
        <text:list-item>
          <text:p text:style-name="P5"><text:span text:style-name="T2">sudo visudo - username</text:span><text:span text:style-name="Source_20_Text"> ALL=(ALL) NOPASSWD: ALL</text:span></text:p>
        </text:list-item>
        <text:list-item>
          <text:p text:style-name="P18">Install Mariadb</text:p>
          <text:list>
            <text:list-item>
              <text:p text:style-name="P19">See <text:a xlink:type="simple" xlink:href="https://stackoverflow.com/questions/28068155/access-denied-for-user-rootlocalhost-using-password-yes-after-new-instal" text:style-name="Internet_20_link" text:visited-style-name="Visited_20_Internet_20_Link">https://stackoverflow.com/questions/28068155/access-denied-for-user-rootlocalhost-using-password-yes-after-new-instal</text:a> for info on initial login</text:p>
            </text:list-item>
            <text:list-item>
              <text:p text:style-name="P20">Check my.cnf file</text:p>
            </text:list-item>
          </text:list>
        </text:list-item>
        <text:list-item>
          <text:p text:style-name="P21">Install Nginx</text:p>
          <text:list>
            <text:list-item>
              <text:p text:style-name="P22">Check configuration file</text:p>
            </text:list-item>
            <text:list-item>
              <text:p text:style-name="P23">See 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 to setup Nginx</text:p>
            </text:list-item>
          </text:list>
        </text:list-item>
        <text:list-item>
          <text:p text:style-name="P24">Install Python 3.6.5 </text:p>
          <text:list>
            <text:list-item>
              <text:p text:style-name="P25">Download from python.org/downloads/</text:p>
            </text:list-item>
          </text:list>
        </text:list-item>
        <text:list-item>
          <text:p text:style-name="P10"><text:soft-page-break/>See <text:a xlink:type="simple" xlink:href="https://gist.github.com/IamAdiSri/a379c36b70044725a85a1216e7ee9a46" text:style-name="Internet_20_link" text:visited-style-name="Visited_20_Internet_20_Link">https://gist.github.com/IamAdiSri/a379c36b70044725a85a1216e7ee9a46</text:a> for below commands.</text:p>
        </text:list-item>
        <text:list-item>
          <text:p text:style-name="P27">Install PIP3.6 </text:p>
          <text:list>
            <text:list-item>
              <text:p text:style-name="P6"><text:span text:style-name="Source_20_Text"><text:span text:style-name="T4">python3.6 -m pip -V</text:span></text:span></text:p>
            </text:list-item>
          </text:list>
        </text:list-item>
        <text:list-item>
          <text:p text:style-name="P28">Install virtualenv</text:p>
          <text:list>
            <text:list-item>
              <text:p text:style-name="P29">See https://askubuntu.com/questions/244641/how-to-set-up-and-use-a-virtual-python-environment-in-ubuntu/244642#244642</text:p>
            </text:list-item>
            <text:list-item>
              <text:p text:style-name="P26">sudo -H pip3 install virtualenv</text:p>
            </text:list-item>
          </text:list>
        </text:list-item>
        <text:list-item>
          <text:p text:style-name="P28">Install virtualenvwrapper </text:p>
          <text:list>
            <text:list-item>
              <text:p text:style-name="P6"><text:span text:style-name="T4">sudo -H pip3 install virtualenv</text:span><text:span text:style-name="T5">wrapper</text:span></text:p>
            </text:list-item>
          </text:list>
        </text:list-item>
        <text:list-item>
          <text:p text:style-name="P30">Install/uninstall <text:span text:style-name="T4">geany</text:span></text:p>
        </text:list-item>
        <text:list-item>
          <text:p text:style-name="P11">Install/uninstall <text:span text:style-name="T4">terminator</text:span></text:p>
        </text:list-item>
        <text:list-item>
          <text:p text:style-name="P12">Turn off/on touch pad = Fn + f9</text:p>
        </text:list-item>
      </text:list>
      <text:h text:style-name="P37" text:outline-level="1">System 1</text:h>
      <text:list xml:id="list1886289575469540445" text:style-name="L2">
        <text:list-item>
          <text:p text:style-name="P31">Name = medrec<text:span text:style-name="T1">1</text:span>, pw = M3dR3c#123 <text:span text:style-name="T3">same for MariaDB</text:span></text:p>
        </text:list-item>
        <text:list-item>
          <text:p text:style-name="P33">ip a = wlpls0</text:p>
        </text:list-item>
        <text:list-item>
          <text:p text:style-name="P31">IP Address = 198.162.0.121</text:p>
        </text:list-item>
        <text:list-item>
          <text:p text:style-name="P35">Update &amp; upgrade</text:p>
        </text:list-item>
        <text:list-item>
          <text:p text:style-name="P35"/>
        </text:list-item>
      </text:list>
      <text:p text:style-name="P3"/>
      <text:h text:style-name="P37" text:outline-level="1">System 2</text:h>
      <text:list xml:id="list91159452221465" text:continue-numbering="true" text:style-name="L2">
        <text:list-item>
          <text:p text:style-name="P32">Name = medrec<text:span text:style-name="T6">2</text:span>, pw = M3dR3c#123 <text:span text:style-name="T3">same for MariaDB</text:span></text:p>
        </text:list-item>
        <text:list-item>
          <text:p text:style-name="P34">ip a = wlpls0</text:p>
        </text:list-item>
        <text:list-item>
          <text:p text:style-name="P32">IP Address = 198.162.0.12<text:span text:style-name="T6">2</text:span></text:p>
        </text:list-item>
        <text:list-item>
          <text:p text:style-name="P36">Update &amp; upgra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0b91" officeooo:paragraph-rsid="00300b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6:10:41.583006278</meta:creation-date>
    <dc:date>2018-04-17T09:01:45.230333550</dc:date>
    <meta:editing-duration>PT15H51M11S</meta:editing-duration>
    <meta:editing-cycles>34</meta:editing-cycles>
    <meta:generator>LibreOffice/5.1.6.2$Linux_X86_64 LibreOffice_project/10m0$Build-2</meta:generator>
    <meta:print-date>2018-04-17T08:58:02.040300257</meta:print-date>
    <meta:document-statistic meta:table-count="0" meta:image-count="0" meta:object-count="0" meta:page-count="4" meta:paragraph-count="47" meta:word-count="205" meta:character-count="1508" meta:non-whitespace-character-count="1387"/>
  </office:meta>
</office:document-meta>
</file>